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4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60589</text:span></text:p>
      <text:p text:style-name="P8"/>
      <text:p text:style-name="Standard"><text:span text:style-name="T4">שם העסק/מבנה</text:span><text:span text:style-name="T3"> <text:s text:c="2"/></text:span><text:span text:style-name="T1">שמש אדומה </text:span></text:p>
      <text:p text:style-name="P9"/>
      <text:p text:style-name="Standard"><text:span text:style-name="T4">כתובת</text:span><text:span text:style-name="T3"> </text:span><text:span text:style-name="T4"><text:s/></text:span><text:span text:style-name="T1">אלטלנה 1 </text:span></text:p>
      <text:p text:style-name="P9"/>
      <text:p text:style-name="Standard"><text:span text:style-name="T4">טלפון</text:span><text:span text:style-name="T1"> <text:s text:c="2"/>03-9524008 <text:s text:c="141"/></text:span></text:p>
      <text:p text:style-name="P9"/>
      <text:p text:style-name="Standard"><text:span text:style-name="T4">המפתחות נמצאים</text:span><text:span text:style-name="T1"> <text:s text:c="5"/></text:span></text:p>
      <text:p text:style-name="P5"/>
      <text:p text:style-name="Standard"><text:span text:style-name="T4">מיקום מפסק זרם ראשי</text:span><text:span text:style-name="T1"> <text:s text:c="3"/>מפסק חשמל ראשי בפאנל כבאים במטבח של מבנה מזרחי <text:s text:c="6"/></text:span></text:p>
      <text:p text:style-name="P5"/>
      <text:p text:style-name="Standard"><text:span text:style-name="T4">גנרטור: </text:span><text:span text:style-name="T1">קיים </text:span></text:p>
      <text:p text:style-name="Standard"><text:span text:style-name="T4">מיקום ברזי כיבוי עיקריים "3</text:span><text:span text:style-name="T1"> <text:s/>מסביב למסנה <text:s text:c="97"/></text:span></text:p>
      <text:p text:style-name="P5"/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דודו שירזי</text:span></text:p>
          </table:table-cell>
          <table:table-cell table:style-name="Table2.A1" office:value-type="string">
            <text:p text:style-name="P1"><text:span text:style-name="T1">מנכ"ל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555045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שושו רחמני</text:span></text:p>
          </table:table-cell>
          <table:table-cell table:style-name="Table2.A1" office:value-type="string">
            <text:p text:style-name="P1"><text:span text:style-name="T1">בעלים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5488370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גלית</text:span></text:p>
          </table:table-cell>
          <table:table-cell table:style-name="Table2.A1" office:value-type="string">
            <text:p text:style-name="P1"><text:span text:style-name="T1">איש קשר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7333149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בתיק שטח עמוד 59,60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3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ז גפ"מ</text:span>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5"/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ע' מתזים וגלאים , פיקוד כבאים בכניסה למטבח של מבנה המזרחי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ערכת כריזה, מערכת מפוחים בכל אולם, מערכת כיבוי במנדפים, חדר משאבות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הפרדות אש של מטבחים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תפוסה המקסימלית של אנשים: אולם המלבני – 500, אולם העגול- 800, מטבחים ומשרד 98.</text:span><text:bookmark text:name="_GoBack"/></text:p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עדי מליחי</meta:initial-creator>
    <dc:creator>עדי מליחי</dc:creator>
    <meta:editing-cycles>1</meta:editing-cycles>
    <meta:print-date>2012-01-05T11:00:00</meta:print-date>
    <meta:creation-date>2013-08-12T09:30:00</meta:creation-date>
    <dc:date>2013-08-12T11:17:00</dc:date>
    <meta:editing-duration>PT1M47S</meta:editing-duration>
    <meta:generator>OpenOffice/4.0.1$Win32 OpenOffice.org_project/401m5$Build-9714</meta:generator>
    <meta:document-statistic meta:table-count="6" meta:image-count="0" meta:object-count="0" meta:page-count="2" meta:paragraph-count="56" meta:word-count="178" meta:character-count="16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